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42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12.017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11.398cm"/>
    </style:style>
    <style:style style:name="co8" style:family="table-column">
      <style:table-column-properties fo:break-before="auto" style:column-width="7.09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ΠΡΟΫΠΟΛΟΓΙΣΜΟΣ_20_2025">
      <style:table-properties table:display="true" style:writing-mode="lr-tb"/>
    </style:style>
    <style:style style:name="ta2" style:family="table" style:master-page-name="PageStyle_5f_ΠΡΟΫΠΟΛΟΓΙΣΜΟΣ_20_2024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ce9178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3">
      <style:table-cell-properties style:rotation-align="none"/>
      <style:text-properties fo:color="#b5cea8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3">
      <style:table-cell-properties style:rotation-align="none"/>
      <style:text-properties fo:color="#cccccc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cccccc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Default" style:data-style-name="N3">
      <style:table-cell-properties style:rotation-align="none"/>
      <style:text-properties fo:color="#9cdcf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ΠΡΟΫΠΟΛΟΓΙΣΜΟΣ 2025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number-columns-repeated="16381" table:default-cell-style-name="Default"/>
        <table:table-row table:style-name="ro1">
          <table:table-cell table:style-name="Default" office:value-type="string" calcext:value-type="string">
            <text:p>ΥΠΟΥΡΓΕΙΑ</text:p>
            <draw:frame table:end-cell-address="'ΠΡΟΫΠΟΛΟΓΙΣΜΟΣ 2025'.D22" table:end-x="0.475cm" table:end-y="0.317cm" draw:z-index="0" draw:name="Γράφημα 17" draw:style-name="gr1" draw:text-style-name="P1" svg:width="18.811cm" svg:height="10.541cm" svg:x="0cm" svg:y="0cm">
              <draw:object draw:notify-on-update-of-ranges="'ΠΡΟΫΠΟΛΟΓΙΣΜΟΣ 2025'.A2:'ΠΡΟΫΠΟΛΟΓΙΣΜΟΣ 2025'.A33 'ΠΡΟΫΠΟΛΟΓΙΣΜΟΣ 2025'.B2:'ΠΡΟΫΠΟΛΟΓΙΣΜΟΣ 2025'.B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office:value-type="float" office:value="2025" calcext:value-type="float">
            <text:p>2025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Προεδρία της Δημοκρατίας</text:p>
          </table:table-cell>
          <table:table-cell table:style-name="ce2" office:value-type="float" office:value="4638" calcext:value-type="float">
            <text:p>4.638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Βουλή των Ελλήνων</text:p>
          </table:table-cell>
          <table:table-cell table:style-name="ce2" office:value-type="float" office:value="171950" calcext:value-type="float">
            <text:p>171.950</text:p>
          </table:table-cell>
          <table:table-cell table:style-name="Default" office:value-type="float" office:value="160.4" calcext:value-type="float">
            <text:p>160,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Προεδρία της Κυβέρνησης</text:p>
          </table:table-cell>
          <table:table-cell table:style-name="ce2" office:value-type="float" office:value="41689" calcext:value-type="float">
            <text:p>41.689</text:p>
          </table:table-cell>
          <table:table-cell table:style-name="Default" office:value-type="float" office:value="43.259" calcext:value-type="float">
            <text:p>43,2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α</text:p>
          </table:table-cell>
          <table:table-cell office:value-type="float" office:value="1307609637" calcext:value-type="float">
            <text:p>1.307.609.637</text:p>
          </table:table-cell>
          <table:table-cell table:style-name="Default" office:value-type="float" office:value="1107899.683" calcext:value-type="float">
            <text:p>1107899,68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σωτερικών</text:p>
          </table:table-cell>
          <table:table-cell office:value-type="float" office:value="3830276" calcext:value-type="float">
            <text:p>3.830.276</text:p>
          </table:table-cell>
          <table:table-cell table:style-name="Default" office:value-type="float" office:value="3705.487" calcext:value-type="float">
            <text:p>3705,4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ξωτερικών</text:p>
          </table:table-cell>
          <table:table-cell table:style-name="ce2" office:value-type="float" office:value="420237" calcext:value-type="float">
            <text:p>420.237</text:p>
          </table:table-cell>
          <table:table-cell office:value-type="float" office:value="407892" calcext:value-type="float">
            <text:p>407.8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θνικής Άμυνας</text:p>
          </table:table-cell>
          <table:table-cell table:style-name="ce4" office:value-type="float" office:value="6130" calcext:value-type="float">
            <text:p>6130</text:p>
          </table:table-cell>
          <table:table-cell office:value-type="float" office:value="6123388" calcext:value-type="float">
            <text:p>6.123.3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Υγείας</text:p>
          </table:table-cell>
          <table:table-cell table:style-name="ce2" office:value-type="float" office:value="7177424" calcext:value-type="float">
            <text:p>7.177.424</text:p>
          </table:table-cell>
          <table:table-cell office:value-type="float" office:value="6027031" calcext:value-type="float">
            <text:p>6.027.0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Δικαιοσύνης</text:p>
          </table:table-cell>
          <table:table-cell table:style-name="ce2" office:value-type="float" office:value="650803" calcext:value-type="float">
            <text:p>650.803</text:p>
          </table:table-cell>
          <table:table-cell office:value-type="float" office:value="625464" calcext:value-type="float">
            <text:p>625.4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αιδείας, Θρησκευμάτων και Αθλητισμού</text:p>
          </table:table-cell>
          <table:table-cell table:style-name="ce4" office:value-type="float" office:value="6606" calcext:value-type="float">
            <text:p>6606</text:p>
          </table:table-cell>
          <table:table-cell table:style-name="Default" office:value-type="string" calcext:value-type="string">
            <text:p>6547,6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ολιτισμού</text:p>
          </table:table-cell>
          <table:table-cell office:value-type="float" office:value="575419" calcext:value-type="float">
            <text:p>575.419</text:p>
          </table:table-cell>
          <table:table-cell table:style-name="Default" office:value-type="string" calcext:value-type="string">
            <text:p>4001,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θνικής Οικονομίας και Οικονομικών</text:p>
          </table:table-cell>
          <table:table-cell table:style-name="ce2" office:value-type="float" office:value="1246518464" calcext:value-type="float">
            <text:p>1.246.518.464</text:p>
          </table:table-cell>
          <table:table-cell office:value-type="float" office:value="1049897798" calcext:value-type="float">
            <text:p>1.049.897.79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Αγροτικής Ανάπτυξης και Τροφίμων</text:p>
          </table:table-cell>
          <table:table-cell office:value-type="float" office:value="1281403" calcext:value-type="float">
            <text:p>1.281.403</text:p>
          </table:table-cell>
          <table:table-cell office:value-type="float" office:value="1184694" calcext:value-type="float">
            <text:p>1.184.69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εριβάλλοντος και Ενέργειας</text:p>
          </table:table-cell>
          <table:table-cell office:value-type="float" office:value="2341227" calcext:value-type="float">
            <text:p>2.341.227</text:p>
          </table:table-cell>
          <table:table-cell office:value-type="float" office:value="1823158" calcext:value-type="float">
            <text:p>1.823.15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ργασίας και Κοινωνικής Ασφάλισης</text:p>
          </table:table-cell>
          <table:table-cell office:value-type="float" office:value="18678084" calcext:value-type="float">
            <text:p>18.678.084</text:p>
          </table:table-cell>
          <table:table-cell office:value-type="float" office:value="18629492" calcext:value-type="float">
            <text:p>18.629.4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Κοινωνικής Συνοχής και Οικογένειας</text:p>
          </table:table-cell>
          <table:table-cell office:value-type="float" office:value="3989553" calcext:value-type="float">
            <text:p>3.989.553</text:p>
          </table:table-cell>
          <table:table-cell table:style-name="Default" office:value-type="float" office:value="3992.039" calcext:value-type="float">
            <text:p>3992,03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Ανάπτυξης</text:p>
          </table:table-cell>
          <table:table-cell office:value-type="float" office:value="818045" calcext:value-type="float">
            <text:p>818.045</text:p>
          </table:table-cell>
          <table:table-cell office:value-type="float" office:value="924661" calcext:value-type="float">
            <text:p>924.6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Υποδομών και Μεταφορών</text:p>
          </table:table-cell>
          <table:table-cell table:style-name="ce4" office:value-type="string" calcext:value-type="string">
            <text:p>2694,81</text:p>
          </table:table-cell>
          <table:table-cell office:value-type="float" office:value="2350117" calcext:value-type="float">
            <text:p>2.350.1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Ναυτιλίας και Νησιωτικής Πολιτικής</text:p>
          </table:table-cell>
          <table:table-cell office:value-type="float" office:value="651864" calcext:value-type="float">
            <text:p>651.864</text:p>
          </table:table-cell>
          <table:table-cell table:style-name="Default" office:value-type="string" calcext:value-type="string">
            <text:p>576,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Τουρισμού</text:p>
          </table:table-cell>
          <table:table-cell table:style-name="ce2" office:value-type="float" office:value="189293" calcext:value-type="float">
            <text:p>189.293</text:p>
          </table:table-cell>
          <table:table-cell office:value-type="float" office:value="167787" calcext:value-type="float">
            <text:p>167.7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Ψηφιακής Διακυβέρνησης</text:p>
          </table:table-cell>
          <table:table-cell office:value-type="float" office:value="1073928" calcext:value-type="float">
            <text:p>1.073.928</text:p>
          </table:table-cell>
          <table:table-cell office:value-type="float" office:value="843765" calcext:value-type="float">
            <text:p>843.7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Μετανάστευσης και Ασύλου</text:p>
          </table:table-cell>
          <table:table-cell table:style-name="ce4" office:value-type="string" calcext:value-type="string">
            <text:p>47587,1</text:p>
          </table:table-cell>
          <table:table-cell office:value-type="float" office:value="473304" calcext:value-type="float">
            <text:p>473.30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ροστασίας του Πολίτη</text:p>
          </table:table-cell>
          <table:table-cell table:style-name="ce4" office:value-type="string" calcext:value-type="string">
            <text:p>2285,82</text:p>
          </table:table-cell>
          <table:table-cell office:value-type="float" office:value="2262973" calcext:value-type="float">
            <text:p>2.262.9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Κλιματικής Κρίσης και Πολιτικής Προστασίας</text:p>
          </table:table-cell>
          <table:table-cell office:value-type="float" office:value="1221116" calcext:value-type="float">
            <text:p>1.221.116</text:p>
          </table:table-cell>
          <table:table-cell table:style-name="Default" office:value-type="string" calcext:value-type="string">
            <text:p>936,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ες Διοικήσεις</text:p>
          </table:table-cell>
          <table:table-cell table:style-name="ce4" office:value-type="float" office:value="79592" calcext:value-type="float">
            <text:p>79592</text:p>
          </table:table-cell>
          <table:table-cell office:value-type="float" office:value="80292" calcext:value-type="float">
            <text:p>80.2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Αττικής</text:p>
          </table:table-cell>
          <table:table-cell office:value-type="float" office:value="13091" calcext:value-type="float">
            <text:p>13.091</text:p>
          </table:table-cell>
          <table:table-cell office:value-type="float" office:value="11629" calcext:value-type="float">
            <text:p>11.6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Θεσσαλίας - Στερεάς Ελλάδας</text:p>
          </table:table-cell>
          <table:table-cell office:value-type="float" office:value="10579" calcext:value-type="float">
            <text:p>10.579</text:p>
          </table:table-cell>
          <table:table-cell office:value-type="float" office:value="10659" calcext:value-type="float">
            <text:p>10.6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Ηπείρου - Δυτικής Μακεδονίας</text:p>
          </table:table-cell>
          <table:table-cell office:value-type="float" office:value="9943" calcext:value-type="float">
            <text:p>9.943</text:p>
          </table:table-cell>
          <table:table-cell office:value-type="float" office:value="9796" calcext:value-type="float">
            <text:p>9.7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Πελοποννήσου - Δυτικής Ελλάδας και Ιονίου</text:p>
          </table:table-cell>
          <table:table-cell office:value-type="float" office:value="14918" calcext:value-type="float">
            <text:p>14.918</text:p>
          </table:table-cell>
          <table:table-cell office:value-type="float" office:value="15415" calcext:value-type="float">
            <text:p>15.4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Αιγαίου</text:p>
          </table:table-cell>
          <table:table-cell office:value-type="float" office:value="6188" calcext:value-type="float">
            <text:p>6.188</text:p>
          </table:table-cell>
          <table:table-cell office:value-type="float" office:value="6211" calcext:value-type="float">
            <text:p>6.2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Κρήτης</text:p>
          </table:table-cell>
          <table:table-cell office:value-type="float" office:value="6497" calcext:value-type="float">
            <text:p>6.497</text:p>
          </table:table-cell>
          <table:table-cell office:value-type="float" office:value="6719" calcext:value-type="float">
            <text:p>6.7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Μακεδονίας - Θράκης</text:p>
          </table:table-cell>
          <table:table-cell office:value-type="float" office:value="18376" calcext:value-type="float">
            <text:p>18.376</text:p>
          </table:table-cell>
          <table:table-cell office:value-type="float" office:value="19863" calcext:value-type="float">
            <text:p>19.863</text:p>
          </table:table-cell>
          <table:table-cell table:number-columns-repeated="16381"/>
        </table:table-row>
      </table:table>
      <table:table table:name="ΠΡΟΫΠΟΛΟΓΙΣΜΟΣ 2024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3"/>
        <table:table-column table:style-name="co4" table:number-columns-repeated="16382" table:default-cell-style-name="Default"/>
        <table:table-row table:style-name="ro1">
          <table:table-cell table:style-name="Default" office:value-type="string" calcext:value-type="string">
            <text:p>ΥΠΟΥΡΓΕΙΑ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Προεδρία της Δημοκρατίας</text:p>
          </table:table-cell>
          <table:table-cell table:style-name="ce6" office:value-type="float" office:value="4.636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Βουλή των Ελλήνων</text:p>
          </table:table-cell>
          <table:table-cell table:style-name="ce4" office:value-type="float" office:value="160.4" calcext:value-type="float">
            <text:p>160,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Προεδρία της Κυβέρνησης</text:p>
            <draw:frame table:end-cell-address="'ΠΡΟΫΠΟΛΟΓΙΣΜΟΣ 2024'.M47" table:end-x="1.125cm" table:end-y="0.156cm" draw:z-index="0" draw:name="Γράφημα 12" draw:style-name="gr1" draw:text-style-name="P1" svg:width="30.5cm" svg:height="20.579cm" svg:x="0.147cm" svg:y="0.052cm">
              <draw:object draw:notify-on-update-of-ranges="'ΠΡΟΫΠΟΛΟΓΙΣΜΟΣ 2024'.A2:'ΠΡΟΫΠΟΛΟΓΙΣΜΟΣ 2024'.A33 'ΠΡΟΫΠΟΛΟΓΙΣΜΟΣ 2024'.B2:'ΠΡΟΫΠΟΛΟΓΙΣΜΟΣ 2024'.B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43.259" calcext:value-type="float">
            <text:p>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α</text:p>
          </table:table-cell>
          <table:table-cell office:value-type="float" office:value="1107899.683" calcext:value-type="float">
            <text:p>1.107.9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σωτερικών</text:p>
          </table:table-cell>
          <table:table-cell office:value-type="float" office:value="3705.487" calcext:value-type="float">
            <text:p>3.7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ξωτερικών</text:p>
          </table:table-cell>
          <table:table-cell office:value-type="float" office:value="407.892" calcext:value-type="float">
            <text:p>4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θνικής Άμυνας</text:p>
          </table:table-cell>
          <table:table-cell office:value-type="float" office:value="6123.388" calcext:value-type="float">
            <text:p>6.1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Υγείας</text:p>
          </table:table-cell>
          <table:table-cell office:value-type="float" office:value="6027.031" calcext:value-type="float">
            <text:p>6.0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Δικαιοσύνης</text:p>
          </table:table-cell>
          <table:table-cell office:value-type="float" office:value="625.464" calcext:value-type="float">
            <text:p>6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αιδείας, Θρησκευμάτων και Αθλητισμού</text:p>
          </table:table-cell>
          <table:table-cell office:value-type="float" office:value="6547.63" calcext:value-type="float">
            <text:p>6.5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ολιτισμού</text:p>
          </table:table-cell>
          <table:table-cell table:style-name="ce4" office:value-type="float" office:value="400.113" calcext:value-type="float">
            <text:p>400,1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θνικής Οικονομίας και Οικονομικών</text:p>
          </table:table-cell>
          <table:table-cell office:value-type="float" office:value="1049897.798" calcext:value-type="float">
            <text:p>1.049.8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Αγροτικής Ανάπτυξης και Τροφίμων</text:p>
          </table:table-cell>
          <table:table-cell office:value-type="float" office:value="1184.694" calcext:value-type="float">
            <text:p>1.1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εριβάλλοντος και Ενέργειας</text:p>
          </table:table-cell>
          <table:table-cell office:value-type="float" office:value="1823.158" calcext:value-type="float">
            <text:p>1.8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ργασίας και Κοινωνικής Ασφάλισης</text:p>
          </table:table-cell>
          <table:table-cell office:value-type="float" office:value="18629.492" calcext:value-type="float">
            <text:p>18.6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Κοινωνικής Συνοχής και Οικογένειας</text:p>
          </table:table-cell>
          <table:table-cell office:value-type="float" office:value="3992.039" calcext:value-type="float">
            <text:p>3.9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Ανάπτυξης</text:p>
          </table:table-cell>
          <table:table-cell office:value-type="float" office:value="924.661" calcext:value-type="float">
            <text:p>9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Υποδομών και Μεταφορών</text:p>
          </table:table-cell>
          <table:table-cell office:value-type="float" office:value="2350.117" calcext:value-type="float">
            <text:p>2.3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Ναυτιλίας και Νησιωτικής Πολιτικής</text:p>
          </table:table-cell>
          <table:table-cell table:style-name="ce4" office:value-type="float" office:value="576.28" calcext:value-type="float">
            <text:p>576,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Τουρισμού</text:p>
          </table:table-cell>
          <table:table-cell office:value-type="float" office:value="167.787" calcext:value-type="float">
            <text:p>1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Ψηφιακής Διακυβέρνησης</text:p>
          </table:table-cell>
          <table:table-cell office:value-type="float" office:value="843.765" calcext:value-type="float">
            <text:p>8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Μετανάστευσης και Ασύλου</text:p>
          </table:table-cell>
          <table:table-cell office:value-type="float" office:value="473.304" calcext:value-type="float">
            <text:p>4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ροστασίας του Πολίτη</text:p>
          </table:table-cell>
          <table:table-cell office:value-type="float" office:value="2262.973" calcext:value-type="float">
            <text:p>2.2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Κλιματικής Κρίσης και Πολιτικής Προστασίας</text:p>
          </table:table-cell>
          <table:table-cell table:style-name="ce4" office:value-type="float" office:value="936.61" calcext:value-type="float">
            <text:p>936,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ες Διοικήσεις</text:p>
          </table:table-cell>
          <table:table-cell office:value-type="float" office:value="80.292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Αττικής</text:p>
          </table:table-cell>
          <table:table-cell office:value-type="float" office:value="11.629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Θεσσαλίας - Στερεάς Ελλάδας</text:p>
          </table:table-cell>
          <table:table-cell office:value-type="float" office:value="10.659" calcext:value-type="float">
            <text:p>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Ηπείρου - Δυτικής Μακεδονίας</text:p>
          </table:table-cell>
          <table:table-cell office:value-type="float" office:value="9.796" calcext:value-type="float">
            <text:p>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Πελοποννήσου - Δυτικής Ελλάδας και Ιονίου</text:p>
          </table:table-cell>
          <table:table-cell office:value-type="float" office:value="15.415" calcext:value-type="float">
            <text:p>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Αιγαίου</text:p>
          </table:table-cell>
          <table:table-cell office:value-type="float" office:value="6.211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Κρήτης</text:p>
          </table:table-cell>
          <table:table-cell office:value-type="float" office:value="6.719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Μακεδονίας - Θράκης</text:p>
          </table:table-cell>
          <table:table-cell office:value-type="float" office:value="19.863" calcext:value-type="float">
            <text:p>20</text:p>
          </table:table-cell>
          <table:table-cell table:number-columns-repeated="16382"/>
        </table:table-row>
      </table:table>
      <table:table table:name="ΠΡΟΫΠΟΛΟΓΙΣΜΟΣ 2023" table:style-name="ta3">
        <office:forms form:automatic-focus="false" form:apply-design-mode="false"/>
        <table:shapes>
          <draw:frame draw:z-index="0" draw:style-name="gr2" draw:text-style-name="P2" svg:width="30.647cm" svg:height="17.238cm" svg:x="0cm" svg:y="0.127cm">
            <draw:object draw:notify-on-update-of-ranges="'ΠΡΟΫΠΟΛΟΓΙΣΜΟΣ 2023'.A1:'ΠΡΟΫΠΟΛΟΓΙΣΜΟΣ 2023'.A1 'ΠΡΟΫΠΟΛΟΓΙΣΜΟΣ 2023'.A2:'ΠΡΟΫΠΟΛΟΓΙΣΜΟΣ 2023'.A32 'ΠΡΟΫΠΟΛΟΓΙΣΜΟΣ 2023'.B1:'ΠΡΟΫΠΟΛΟΓΙΣΜΟΣ 2023'.B1 'ΠΡΟΫΠΟΛΟΓΙΣΜΟΣ 2023'.B2:'ΠΡΟΫΠΟΛΟΓΙΣΜΟΣ 2023'.B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Default"/>
        <table:table-row table:style-name="ro1">
          <table:table-cell table:style-name="Default" office:value-type="string" calcext:value-type="string">
            <text:p>ΥΠΟΥΡΓΕΙΑ</text:p>
          </table:table-cell>
          <table:table-cell/>
        </table:table-row>
        <table:table-row table:style-name="ro1">
          <table:table-cell office:value-type="string" calcext:value-type="string">
            <text:p>Προεδρία της Δημοκρατίας</text:p>
          </table:table-cell>
          <table:table-cell office:value-type="float" office:value="4.263" calcext:value-type="float">
            <text:p>4,263</text:p>
          </table:table-cell>
        </table:table-row>
        <table:table-row table:style-name="ro1">
          <table:table-cell office:value-type="string" calcext:value-type="string">
            <text:p>Βουλή των Ελλήνων</text:p>
          </table:table-cell>
          <table:table-cell office:value-type="float" office:value="149.9" calcext:value-type="float">
            <text:p>149,9</text:p>
          </table:table-cell>
        </table:table-row>
        <table:table-row table:style-name="ro1">
          <table:table-cell office:value-type="string" calcext:value-type="string">
            <text:p>Προεδρία της Κυβέρνησης</text:p>
          </table:table-cell>
          <table:table-cell office:value-type="float" office:value="40.679" calcext:value-type="float">
            <text:p>40,679</text:p>
          </table:table-cell>
        </table:table-row>
        <table:table-row table:style-name="ro1">
          <table:table-cell office:value-type="string" calcext:value-type="string">
            <text:p>Υπουργεία</text:p>
          </table:table-cell>
          <table:table-cell office:value-type="float" office:value="806614.266" calcext:value-type="float">
            <text:p>806614,266</text:p>
          </table:table-cell>
        </table:table-row>
        <table:table-row table:style-name="ro1">
          <table:table-cell office:value-type="string" calcext:value-type="string">
            <text:p>Υπουργείο Εσωτερικών</text:p>
          </table:table-cell>
          <table:table-cell office:value-type="float" office:value="3548.748" calcext:value-type="float">
            <text:p>3548,748</text:p>
          </table:table-cell>
        </table:table-row>
        <table:table-row table:style-name="ro1">
          <table:table-cell office:value-type="string" calcext:value-type="string">
            <text:p>Υπουργείο Εξωτερικών</text:p>
          </table:table-cell>
          <table:table-cell office:value-type="float" office:value="282.175" calcext:value-type="float">
            <text:p>282,175</text:p>
          </table:table-cell>
        </table:table-row>
        <table:table-row table:style-name="ro1">
          <table:table-cell office:value-type="string" calcext:value-type="string">
            <text:p>Υπουργείο Εθνικής Άμυνας</text:p>
          </table:table-cell>
          <table:table-cell office:value-type="float" office:value="5707.8" calcext:value-type="float">
            <text:p>5707,8</text:p>
          </table:table-cell>
        </table:table-row>
        <table:table-row table:style-name="ro1">
          <table:table-cell office:value-type="string" calcext:value-type="string">
            <text:p>Υπουργείο Υγείας</text:p>
          </table:table-cell>
          <table:table-cell office:value-type="float" office:value="5202.388" calcext:value-type="float">
            <text:p>5202,388</text:p>
          </table:table-cell>
        </table:table-row>
        <table:table-row table:style-name="ro1">
          <table:table-cell office:value-type="string" calcext:value-type="string">
            <text:p>Υπουργείο Δικαιοσύνης</text:p>
          </table:table-cell>
          <table:table-cell office:value-type="float" office:value="566.374" calcext:value-type="float">
            <text:p>566,374</text:p>
          </table:table-cell>
        </table:table-row>
        <table:table-row table:style-name="ro1">
          <table:table-cell office:value-type="string" calcext:value-type="string">
            <text:p>Υπουργείο Παιδείας, Θρησκευμάτων και Αθλητισμού</text:p>
          </table:table-cell>
          <table:table-cell office:value-type="float" office:value="6080.504" calcext:value-type="float">
            <text:p>6080,504</text:p>
          </table:table-cell>
        </table:table-row>
        <table:table-row table:style-name="ro1">
          <table:table-cell office:value-type="string" calcext:value-type="string">
            <text:p>Υπουργείο Πολιτισμού</text:p>
          </table:table-cell>
          <table:table-cell office:value-type="float" office:value="458.563" calcext:value-type="float">
            <text:p>458,563</text:p>
          </table:table-cell>
        </table:table-row>
        <table:table-row table:style-name="ro1">
          <table:table-cell office:value-type="string" calcext:value-type="string">
            <text:p>Υπουργείο Εθνικής Οικονομίας και Οικονομικών</text:p>
          </table:table-cell>
          <table:table-cell office:value-type="float" office:value="748592.323" calcext:value-type="float">
            <text:p>748592,323</text:p>
          </table:table-cell>
        </table:table-row>
        <table:table-row table:style-name="ro1">
          <table:table-cell office:value-type="string" calcext:value-type="string">
            <text:p>Υπουργείο Αγροτικής Ανάπτυξης και Τροφίμων</text:p>
          </table:table-cell>
          <table:table-cell office:value-type="float" office:value="1547.98" calcext:value-type="float">
            <text:p>1547,98</text:p>
          </table:table-cell>
        </table:table-row>
        <table:table-row table:style-name="ro1">
          <table:table-cell office:value-type="string" calcext:value-type="string">
            <text:p>Υπουργείο Περιβάλλοντος και Ενέργειας</text:p>
          </table:table-cell>
          <table:table-cell office:value-type="float" office:value="1707.333" calcext:value-type="float">
            <text:p>1707,333</text:p>
          </table:table-cell>
        </table:table-row>
        <table:table-row table:style-name="ro1">
          <table:table-cell office:value-type="string" calcext:value-type="string">
            <text:p>Υπουργείο Εργασίας και Κοινωνικής Ασφάλισης</text:p>
          </table:table-cell>
          <table:table-cell office:value-type="float" office:value="22492.686" calcext:value-type="float">
            <text:p>22492,686</text:p>
          </table:table-cell>
        </table:table-row>
        <table:table-row table:style-name="ro1">
          <table:table-cell office:value-type="string" calcext:value-type="string">
            <text:p>Υπουργείο Ανάπτυξης</text:p>
          </table:table-cell>
          <table:table-cell office:value-type="float" office:value="3295.349" calcext:value-type="float">
            <text:p>3295,349</text:p>
          </table:table-cell>
        </table:table-row>
        <table:table-row table:style-name="ro1">
          <table:table-cell office:value-type="string" calcext:value-type="string">
            <text:p>Υπουργείο Υποδομών και Μεταφορών</text:p>
          </table:table-cell>
          <table:table-cell office:value-type="float" office:value="2346.259" calcext:value-type="float">
            <text:p>2346,259</text:p>
          </table:table-cell>
        </table:table-row>
        <table:table-row table:style-name="ro1">
          <table:table-cell office:value-type="string" calcext:value-type="string">
            <text:p>Υπουργείο Ναυτιλίας και Νησιωτικής Πολιτικής</text:p>
          </table:table-cell>
          <table:table-cell office:value-type="float" office:value="498.453" calcext:value-type="float">
            <text:p>498,453</text:p>
          </table:table-cell>
        </table:table-row>
        <table:table-row table:style-name="ro1">
          <table:table-cell office:value-type="string" calcext:value-type="string">
            <text:p>Υπουργείο Τουρισμού</text:p>
          </table:table-cell>
          <table:table-cell office:value-type="float" office:value="239.36" calcext:value-type="float">
            <text:p>239,36</text:p>
          </table:table-cell>
        </table:table-row>
        <table:table-row table:style-name="ro1">
          <table:table-cell office:value-type="string" calcext:value-type="string">
            <text:p>Υπουργείο Ψηφιακής Διακυβέρνησης</text:p>
          </table:table-cell>
          <table:table-cell office:value-type="float" office:value="972.937" calcext:value-type="float">
            <text:p>972,937</text:p>
          </table:table-cell>
        </table:table-row>
        <table:table-row table:style-name="ro1">
          <table:table-cell office:value-type="string" calcext:value-type="string">
            <text:p>Υπουργείο Μετανάστευσης και Ασύλου</text:p>
          </table:table-cell>
          <table:table-cell office:value-type="float" office:value="418.728" calcext:value-type="float">
            <text:p>418,728</text:p>
          </table:table-cell>
        </table:table-row>
        <table:table-row table:style-name="ro1">
          <table:table-cell office:value-type="string" calcext:value-type="string">
            <text:p>Υπουργείο Προστασίας του Πολίτη</text:p>
          </table:table-cell>
          <table:table-cell office:value-type="float" office:value="2012.833" calcext:value-type="float">
            <text:p>2012,833</text:p>
          </table:table-cell>
        </table:table-row>
        <table:table-row table:style-name="ro1">
          <table:table-cell office:value-type="string" calcext:value-type="string">
            <text:p>Υπουργείο Κλιματικής Κρίσης και Πολιτικής Προστασίας</text:p>
          </table:table-cell>
          <table:table-cell office:value-type="float" office:value="643.473" calcext:value-type="float">
            <text:p>643,473</text:p>
          </table:table-cell>
        </table:table-row>
        <table:table-row table:style-name="ro1">
          <table:table-cell office:value-type="string" calcext:value-type="string">
            <text:p>Αποκεντρωμένες Διοικήσεις</text:p>
          </table:table-cell>
          <table:table-cell office:value-type="float" office:value="69.085" calcext:value-type="float">
            <text:p>69,085</text:p>
          </table:table-cell>
        </table:table-row>
        <table:table-row table:style-name="ro1">
          <table:table-cell office:value-type="string" calcext:value-type="string">
            <text:p>Αποκεντρωμένη Διοίκηση Αττικής</text:p>
          </table:table-cell>
          <table:table-cell office:value-type="float" office:value="11.61" calcext:value-type="float">
            <text:p>11,61</text:p>
          </table:table-cell>
        </table:table-row>
        <table:table-row table:style-name="ro1">
          <table:table-cell office:value-type="string" calcext:value-type="string">
            <text:p>Αποκεντρωμένη Διοίκηση Θεσσαλίας - Στερεάς Ελλάδας</text:p>
          </table:table-cell>
          <table:table-cell office:value-type="float" office:value="7.723" calcext:value-type="float">
            <text:p>7,723</text:p>
          </table:table-cell>
        </table:table-row>
        <table:table-row table:style-name="ro1">
          <table:table-cell office:value-type="string" calcext:value-type="string">
            <text:p>Αποκεντρωμένη Διοίκηση Ηπείρου - Δυτικής Μακεδονίας</text:p>
          </table:table-cell>
          <table:table-cell office:value-type="float" office:value="8.468" calcext:value-type="float">
            <text:p>8,468</text:p>
          </table:table-cell>
        </table:table-row>
        <table:table-row table:style-name="ro1">
          <table:table-cell office:value-type="string" calcext:value-type="string">
            <text:p>Αποκεντρωμένη Διοίκηση Πελοποννήσου - Δυτικής Ελλάδας και Ιονίου</text:p>
          </table:table-cell>
          <table:table-cell office:value-type="float" office:value="12.467" calcext:value-type="float">
            <text:p>12,467</text:p>
          </table:table-cell>
        </table:table-row>
        <table:table-row table:style-name="ro1">
          <table:table-cell office:value-type="string" calcext:value-type="string">
            <text:p>Αποκεντρωμένη Διοίκηση Αιγαίου</text:p>
          </table:table-cell>
          <table:table-cell office:value-type="float" office:value="5.631" calcext:value-type="float">
            <text:p>5,631</text:p>
          </table:table-cell>
        </table:table-row>
        <table:table-row table:style-name="ro1">
          <table:table-cell office:value-type="string" calcext:value-type="string">
            <text:p>Αποκεντρωμένη Διοίκηση Κρήτης</text:p>
          </table:table-cell>
          <table:table-cell office:value-type="float" office:value="6.068" calcext:value-type="float">
            <text:p>6,068</text:p>
          </table:table-cell>
        </table:table-row>
        <table:table-row table:style-name="ro1">
          <table:table-cell office:value-type="string" calcext:value-type="string">
            <text:p>Αποκεντρωμένη Διοίκηση Μακεδονίας - Θράκης</text:p>
          </table:table-cell>
          <table:table-cell office:value-type="float" office:value="17.118" calcext:value-type="float">
            <text:p>17,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45f82"/>
        <loext:color loext:name="accent2" loext:color="#e87331"/>
        <loext:color loext:name="accent3" loext:color="#186c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4:26:40.0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ΠΡΟΫΠΟΛΟΓΙΣΜΟΣ_20_2024" style:display-name="PageStyle_ΠΡΟΫΠΟΛΟΓΙΣΜΟΣ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ΠΡΟΫΠΟΛΟΓΙΣΜΟΣ_20_2025" style:display-name="PageStyle_ΠΡΟΫΠΟΛΟΓΙΣΜΟΣ 20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7T17:17:11</meta:creation-date>
    <dc:date>2026-01-06T14:54:22.617000000</dc:date>
    <meta:generator>LibreOffice/24.2.4.2$Windows_X86_64 LibreOffice_project/51a6219feb6075d9a4c46691dcfe0cd9c4fff3c2</meta:generator>
    <meta:editing-duration>PT18M22S</meta:editing-duration>
    <meta:editing-cycles>3</meta:editing-cycles>
    <meta:document-statistic meta:table-count="3" meta:cell-count="225" meta:object-count="3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l" fo:country="G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6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7cef" svg:stroke-linecap="round" draw:fill-color="#637cef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812cm" svg:height="11.431cm" xlink:href=".." xlink:type="simple" chart:class="chart:line" chart:style-name="ch1">
        <chart:title svg:x="5.996cm" svg:y="0.364cm" chart:style-name="ch2">
          <text:p>ΠΡΟΫΠΟΛΟΓΙΣΜΟΣ 2025 (σε εκατομμύρια)</text:p>
        </chart:title>
        <chart:legend chart:legend-position="bottom" svg:x="8.361cm" svg:y="10.911cm" style:legend-expansion="wide" chart:style-name="ch3"/>
        <chart:plot-area chart:style-name="ch4" table:cell-range-address="'ΠΡΟΫΠΟΛΟΓΙΣΜΟΣ 2025'.A2:'ΠΡΟΫΠΟΛΟΓΙΣΜΟΣ 2025'.B33" chart:data-source-has-labels="column" svg:x="0.376cm" svg:y="1.391cm" svg:width="18.06cm" svg:height="9.108cm">
          <chart:coordinate-region svg:x="2.183cm" svg:y="1.551cm" svg:width="16.253cm" svg:height="3.403cm"/>
          <chart:axis chart:dimension="x" chart:name="primary-x" chart:style-name="ch5" chartooo:axis-type="auto">
            <chartooo:date-scale/>
            <chart:categories table:cell-range-address="'ΠΡΟΫΠΟΛΟΓΙΣΜΟΣ 2025'.A2:'ΠΡΟΫΠΟΛΟΓΙΣΜΟΣ 2025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ΠΡΟΫΠΟΛΟΓΙΣΜΟΣ 2025'.B2:'ΠΡΟΫΠΟΛΟΓΙΣΜΟΣ 2025'.B33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Προεδρία της Δημοκρατίας</text:p>
                <draw:g>
                  <svg:desc>'ΠΡΟΫΠΟΛΟΓΙΣΜΟΣ 2025'.A2:'ΠΡΟΫΠΟΛΟΓΙΣΜΟΣ 2025'.A33</svg:desc>
                </draw:g>
              </table:table-cell>
              <table:table-cell office:value-type="float" office:value="4638">
                <text:p>4638</text:p>
                <draw:g>
                  <svg:desc>'ΠΡΟΫΠΟΛΟΓΙΣΜΟΣ 2025'.B2:'ΠΡΟΫΠΟΛΟΓΙΣΜΟΣ 2025'.B33</svg:desc>
                </draw:g>
              </table:table-cell>
            </table:table-row>
            <table:table-row>
              <table:table-cell office:value-type="string">
                <text:p>Βουλή των Ελλήνων</text:p>
              </table:table-cell>
              <table:table-cell office:value-type="float" office:value="171950">
                <text:p>171950</text:p>
              </table:table-cell>
            </table:table-row>
            <table:table-row>
              <table:table-cell office:value-type="string">
                <text:p>Προεδρία της Κυβέρνησης</text:p>
              </table:table-cell>
              <table:table-cell office:value-type="float" office:value="41689">
                <text:p>41689</text:p>
              </table:table-cell>
            </table:table-row>
            <table:table-row>
              <table:table-cell office:value-type="string">
                <text:p>Υπουργεία</text:p>
              </table:table-cell>
              <table:table-cell office:value-type="float" office:value="1307609637">
                <text:p>1307609637</text:p>
              </table:table-cell>
            </table:table-row>
            <table:table-row>
              <table:table-cell office:value-type="string">
                <text:p>Υπουργείο Εσωτερικών</text:p>
              </table:table-cell>
              <table:table-cell office:value-type="float" office:value="3830276">
                <text:p>3830276</text:p>
              </table:table-cell>
            </table:table-row>
            <table:table-row>
              <table:table-cell office:value-type="string">
                <text:p>Υπουργείο Εξωτερικών</text:p>
              </table:table-cell>
              <table:table-cell office:value-type="float" office:value="420237">
                <text:p>420237</text:p>
              </table:table-cell>
            </table:table-row>
            <table:table-row>
              <table:table-cell office:value-type="string">
                <text:p>Υπουργείο Εθνικής Άμυνας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Υπουργείο Υγείας</text:p>
              </table:table-cell>
              <table:table-cell office:value-type="float" office:value="7177424">
                <text:p>7177424</text:p>
              </table:table-cell>
            </table:table-row>
            <table:table-row>
              <table:table-cell office:value-type="string">
                <text:p>Υπουργείο Δικαιοσύνης</text:p>
              </table:table-cell>
              <table:table-cell office:value-type="float" office:value="650803">
                <text:p>650803</text:p>
              </table:table-cell>
            </table:table-row>
            <table:table-row>
              <table:table-cell office:value-type="string">
                <text:p>Υπουργείο Παιδείας, Θρησκευμάτων και Αθλητισμού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Υπουργείο Πολιτισμού</text:p>
              </table:table-cell>
              <table:table-cell office:value-type="float" office:value="575419">
                <text:p>575419</text:p>
              </table:table-cell>
            </table:table-row>
            <table:table-row>
              <table:table-cell office:value-type="string">
                <text:p>Υπουργείο Εθνικής Οικονομίας και Οικονομικών</text:p>
              </table:table-cell>
              <table:table-cell office:value-type="float" office:value="1246518464">
                <text:p>1246518464</text:p>
              </table:table-cell>
            </table:table-row>
            <table:table-row>
              <table:table-cell office:value-type="string">
                <text:p>Υπουργείο Αγροτικής Ανάπτυξης και Τροφίμων</text:p>
              </table:table-cell>
              <table:table-cell office:value-type="float" office:value="1281403">
                <text:p>1281403</text:p>
              </table:table-cell>
            </table:table-row>
            <table:table-row>
              <table:table-cell office:value-type="string">
                <text:p>Υπουργείο Περιβάλλοντος και Ενέργειας</text:p>
              </table:table-cell>
              <table:table-cell office:value-type="float" office:value="2341227">
                <text:p>2341227</text:p>
              </table:table-cell>
            </table:table-row>
            <table:table-row>
              <table:table-cell office:value-type="string">
                <text:p>Υπουργείο Εργασίας και Κοινωνικής Ασφάλισης</text:p>
              </table:table-cell>
              <table:table-cell office:value-type="float" office:value="18678084">
                <text:p>18678084</text:p>
              </table:table-cell>
            </table:table-row>
            <table:table-row>
              <table:table-cell office:value-type="string">
                <text:p>Υπουργείο Κοινωνικής Συνοχής και Οικογένειας</text:p>
              </table:table-cell>
              <table:table-cell office:value-type="float" office:value="3989553">
                <text:p>3989553</text:p>
              </table:table-cell>
            </table:table-row>
            <table:table-row>
              <table:table-cell office:value-type="string">
                <text:p>Υπουργείο Ανάπτυξης</text:p>
              </table:table-cell>
              <table:table-cell office:value-type="float" office:value="818045">
                <text:p>818045</text:p>
              </table:table-cell>
            </table:table-row>
            <table:table-row>
              <table:table-cell office:value-type="string">
                <text:p>Υπουργείο Υποδομών και Μεταφορών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Υπουργείο Ναυτιλίας και Νησιωτικής Πολιτικής</text:p>
              </table:table-cell>
              <table:table-cell office:value-type="float" office:value="651864">
                <text:p>651864</text:p>
              </table:table-cell>
            </table:table-row>
            <table:table-row>
              <table:table-cell office:value-type="string">
                <text:p>Υπουργείο Τουρισμού</text:p>
              </table:table-cell>
              <table:table-cell office:value-type="float" office:value="189293">
                <text:p>189293</text:p>
              </table:table-cell>
            </table:table-row>
            <table:table-row>
              <table:table-cell office:value-type="string">
                <text:p>Υπουργείο Ψηφιακής Διακυβέρνησης</text:p>
              </table:table-cell>
              <table:table-cell office:value-type="float" office:value="1073928">
                <text:p>1073928</text:p>
              </table:table-cell>
            </table:table-row>
            <table:table-row>
              <table:table-cell office:value-type="string">
                <text:p>Υπουργείο Μετανάστευσης και Ασύλου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Υπουργείο Προστασίας του Πολίτη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Υπουργείο Κλιματικής Κρίσης και Πολιτικής Προστασίας</text:p>
              </table:table-cell>
              <table:table-cell office:value-type="float" office:value="1221116">
                <text:p>1221116</text:p>
              </table:table-cell>
            </table:table-row>
            <table:table-row>
              <table:table-cell office:value-type="string">
                <text:p>Αποκεντρωμένες Διοικήσεις</text:p>
              </table:table-cell>
              <table:table-cell office:value-type="float" office:value="79592">
                <text:p>79592</text:p>
              </table:table-cell>
            </table:table-row>
            <table:table-row>
              <table:table-cell office:value-type="string">
                <text:p>Αποκεντρωμένη Διοίκηση Αττικής</text:p>
              </table:table-cell>
              <table:table-cell office:value-type="float" office:value="13091">
                <text:p>13091</text:p>
              </table:table-cell>
            </table:table-row>
            <table:table-row>
              <table:table-cell office:value-type="string">
                <text:p>Αποκεντρωμένη Διοίκηση Θεσσαλίας - Στερεάς Ελλάδας</text:p>
              </table:table-cell>
              <table:table-cell office:value-type="float" office:value="10579">
                <text:p>10579</text:p>
              </table:table-cell>
            </table:table-row>
            <table:table-row>
              <table:table-cell office:value-type="string">
                <text:p>Αποκεντρωμένη Διοίκηση Ηπείρου - Δυτικής Μακεδονίας</text:p>
              </table:table-cell>
              <table:table-cell office:value-type="float" office:value="9943">
                <text:p>9943</text:p>
              </table:table-cell>
            </table:table-row>
            <table:table-row>
              <table:table-cell office:value-type="string">
                <text:p>Αποκεντρωμένη Διοίκηση Πελοποννήσου - Δυτικής Ελλάδας και Ιονίου</text:p>
              </table:table-cell>
              <table:table-cell office:value-type="float" office:value="14918">
                <text:p>14918</text:p>
              </table:table-cell>
            </table:table-row>
            <table:table-row>
              <table:table-cell office:value-type="string">
                <text:p>Αποκεντρωμένη Διοίκηση Αιγαίου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Αποκεντρωμένη Διοίκηση Κρήτης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Αποκεντρωμένη Διοίκηση Μακεδονίας - Θράκης</text:p>
              </table:table-cell>
              <table:table-cell office:value-type="float" office:value="18376">
                <text:p>18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l" fo:country="G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6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7cef" svg:stroke-linecap="round" draw:fill-color="#637cef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501cm" svg:height="20.58cm" xlink:href=".." xlink:type="simple" chart:class="chart:line" chart:style-name="ch1">
        <chart:title svg:x="11.523cm" svg:y="0.547cm" chart:style-name="ch2">
          <text:p>ΠΡΟΫΠΟΛΟΓΙΣΜΟΣ 2024 (σε δυσεκατομμύρια)</text:p>
        </chart:title>
        <chart:legend chart:legend-position="bottom" svg:x="14.205cm" svg:y="20.06cm" style:legend-expansion="wide" chart:style-name="ch3"/>
        <chart:plot-area chart:style-name="ch4" table:cell-range-address="'ΠΡΟΫΠΟΛΟΓΙΣΜΟΣ 2024'.A2:'ΠΡΟΫΠΟΛΟΓΙΣΜΟΣ 2024'.B33" chart:data-source-has-labels="column" svg:x="0.61cm" svg:y="1.757cm" svg:width="29.281cm" svg:height="17.708cm">
          <chart:coordinate-region svg:x="2.239cm" svg:y="1.917cm" svg:width="27.652cm" svg:height="12.003cm"/>
          <chart:axis chart:dimension="x" chart:name="primary-x" chart:style-name="ch5" chartooo:axis-type="auto">
            <chartooo:date-scale/>
            <chart:categories table:cell-range-address="'ΠΡΟΫΠΟΛΟΓΙΣΜΟΣ 2024'.A2:'ΠΡΟΫΠΟΛΟΓΙΣΜΟΣ 2024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ΠΡΟΫΠΟΛΟΓΙΣΜΟΣ 2024'.B2:'ΠΡΟΫΠΟΛΟΓΙΣΜΟΣ 2024'.B33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Προεδρία της Δημοκρατίας</text:p>
                <draw:g>
                  <svg:desc>'ΠΡΟΫΠΟΛΟΓΙΣΜΟΣ 2024'.A2:'ΠΡΟΫΠΟΛΟΓΙΣΜΟΣ 2024'.A33</svg:desc>
                </draw:g>
              </table:table-cell>
              <table:table-cell office:value-type="float" office:value="4.636">
                <text:p>4.636</text:p>
                <draw:g>
                  <svg:desc>'ΠΡΟΫΠΟΛΟΓΙΣΜΟΣ 2024'.B2:'ΠΡΟΫΠΟΛΟΓΙΣΜΟΣ 2024'.B33</svg:desc>
                </draw:g>
              </table:table-cell>
            </table:table-row>
            <table:table-row>
              <table:table-cell office:value-type="string">
                <text:p>Βουλή των Ελλήνων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string">
                <text:p>Προεδρία της Κυβέρνησης</text:p>
              </table:table-cell>
              <table:table-cell office:value-type="float" office:value="43.259">
                <text:p>43.259</text:p>
              </table:table-cell>
            </table:table-row>
            <table:table-row>
              <table:table-cell office:value-type="string">
                <text:p>Υπουργεία</text:p>
              </table:table-cell>
              <table:table-cell office:value-type="float" office:value="1107899.683">
                <text:p>1107899.683</text:p>
              </table:table-cell>
            </table:table-row>
            <table:table-row>
              <table:table-cell office:value-type="string">
                <text:p>Υπουργείο Εσωτερικών</text:p>
              </table:table-cell>
              <table:table-cell office:value-type="float" office:value="3705.487">
                <text:p>3705.487</text:p>
              </table:table-cell>
            </table:table-row>
            <table:table-row>
              <table:table-cell office:value-type="string">
                <text:p>Υπουργείο Εξωτερικών</text:p>
              </table:table-cell>
              <table:table-cell office:value-type="float" office:value="407.892">
                <text:p>407.892</text:p>
              </table:table-cell>
            </table:table-row>
            <table:table-row>
              <table:table-cell office:value-type="string">
                <text:p>Υπουργείο Εθνικής Άμυνας</text:p>
              </table:table-cell>
              <table:table-cell office:value-type="float" office:value="6123.388">
                <text:p>6123.388</text:p>
              </table:table-cell>
            </table:table-row>
            <table:table-row>
              <table:table-cell office:value-type="string">
                <text:p>Υπουργείο Υγείας</text:p>
              </table:table-cell>
              <table:table-cell office:value-type="float" office:value="6027.031">
                <text:p>6027.031</text:p>
              </table:table-cell>
            </table:table-row>
            <table:table-row>
              <table:table-cell office:value-type="string">
                <text:p>Υπουργείο Δικαιοσύνης</text:p>
              </table:table-cell>
              <table:table-cell office:value-type="float" office:value="625.464">
                <text:p>625.464</text:p>
              </table:table-cell>
            </table:table-row>
            <table:table-row>
              <table:table-cell office:value-type="string">
                <text:p>Υπουργείο Παιδείας, Θρησκευμάτων και Αθλητισμού</text:p>
              </table:table-cell>
              <table:table-cell office:value-type="float" office:value="6547.63">
                <text:p>6547.63</text:p>
              </table:table-cell>
            </table:table-row>
            <table:table-row>
              <table:table-cell office:value-type="string">
                <text:p>Υπουργείο Πολιτισμού</text:p>
              </table:table-cell>
              <table:table-cell office:value-type="float" office:value="400.113">
                <text:p>400.113</text:p>
              </table:table-cell>
            </table:table-row>
            <table:table-row>
              <table:table-cell office:value-type="string">
                <text:p>Υπουργείο Εθνικής Οικονομίας και Οικονομικών</text:p>
              </table:table-cell>
              <table:table-cell office:value-type="float" office:value="1049897.798">
                <text:p>1049897.798</text:p>
              </table:table-cell>
            </table:table-row>
            <table:table-row>
              <table:table-cell office:value-type="string">
                <text:p>Υπουργείο Αγροτικής Ανάπτυξης και Τροφίμων</text:p>
              </table:table-cell>
              <table:table-cell office:value-type="float" office:value="1184.694">
                <text:p>1184.694</text:p>
              </table:table-cell>
            </table:table-row>
            <table:table-row>
              <table:table-cell office:value-type="string">
                <text:p>Υπουργείο Περιβάλλοντος και Ενέργειας</text:p>
              </table:table-cell>
              <table:table-cell office:value-type="float" office:value="1823.158">
                <text:p>1823.158</text:p>
              </table:table-cell>
            </table:table-row>
            <table:table-row>
              <table:table-cell office:value-type="string">
                <text:p>Υπουργείο Εργασίας και Κοινωνικής Ασφάλισης</text:p>
              </table:table-cell>
              <table:table-cell office:value-type="float" office:value="18629.492">
                <text:p>18629.492</text:p>
              </table:table-cell>
            </table:table-row>
            <table:table-row>
              <table:table-cell office:value-type="string">
                <text:p>Υπουργείο Κοινωνικής Συνοχής και Οικογένειας</text:p>
              </table:table-cell>
              <table:table-cell office:value-type="float" office:value="3992.039">
                <text:p>3992.039</text:p>
              </table:table-cell>
            </table:table-row>
            <table:table-row>
              <table:table-cell office:value-type="string">
                <text:p>Υπουργείο Ανάπτυξης</text:p>
              </table:table-cell>
              <table:table-cell office:value-type="float" office:value="924.661">
                <text:p>924.661</text:p>
              </table:table-cell>
            </table:table-row>
            <table:table-row>
              <table:table-cell office:value-type="string">
                <text:p>Υπουργείο Υποδομών και Μεταφορών</text:p>
              </table:table-cell>
              <table:table-cell office:value-type="float" office:value="2350.117">
                <text:p>2350.117</text:p>
              </table:table-cell>
            </table:table-row>
            <table:table-row>
              <table:table-cell office:value-type="string">
                <text:p>Υπουργείο Ναυτιλίας και Νησιωτικής Πολιτικής</text:p>
              </table:table-cell>
              <table:table-cell office:value-type="float" office:value="576.28">
                <text:p>576.28</text:p>
              </table:table-cell>
            </table:table-row>
            <table:table-row>
              <table:table-cell office:value-type="string">
                <text:p>Υπουργείο Τουρισμού</text:p>
              </table:table-cell>
              <table:table-cell office:value-type="float" office:value="167.787">
                <text:p>167.787</text:p>
              </table:table-cell>
            </table:table-row>
            <table:table-row>
              <table:table-cell office:value-type="string">
                <text:p>Υπουργείο Ψηφιακής Διακυβέρνησης</text:p>
              </table:table-cell>
              <table:table-cell office:value-type="float" office:value="843.765">
                <text:p>843.765</text:p>
              </table:table-cell>
            </table:table-row>
            <table:table-row>
              <table:table-cell office:value-type="string">
                <text:p>Υπουργείο Μετανάστευσης και Ασύλου</text:p>
              </table:table-cell>
              <table:table-cell office:value-type="float" office:value="473.304">
                <text:p>473.304</text:p>
              </table:table-cell>
            </table:table-row>
            <table:table-row>
              <table:table-cell office:value-type="string">
                <text:p>Υπουργείο Προστασίας του Πολίτη</text:p>
              </table:table-cell>
              <table:table-cell office:value-type="float" office:value="2262.973">
                <text:p>2262.973</text:p>
              </table:table-cell>
            </table:table-row>
            <table:table-row>
              <table:table-cell office:value-type="string">
                <text:p>Υπουργείο Κλιματικής Κρίσης και Πολιτικής Προστασίας</text:p>
              </table:table-cell>
              <table:table-cell office:value-type="float" office:value="936.61">
                <text:p>936.61</text:p>
              </table:table-cell>
            </table:table-row>
            <table:table-row>
              <table:table-cell office:value-type="string">
                <text:p>Αποκεντρωμένες Διοικήσεις</text:p>
              </table:table-cell>
              <table:table-cell office:value-type="float" office:value="80.292">
                <text:p>80.292</text:p>
              </table:table-cell>
            </table:table-row>
            <table:table-row>
              <table:table-cell office:value-type="string">
                <text:p>Αποκεντρωμένη Διοίκηση Αττικής</text:p>
              </table:table-cell>
              <table:table-cell office:value-type="float" office:value="11.629">
                <text:p>11.629</text:p>
              </table:table-cell>
            </table:table-row>
            <table:table-row>
              <table:table-cell office:value-type="string">
                <text:p>Αποκεντρωμένη Διοίκηση Θεσσαλίας - Στερεάς Ελλάδας</text:p>
              </table:table-cell>
              <table:table-cell office:value-type="float" office:value="10.659">
                <text:p>10.659</text:p>
              </table:table-cell>
            </table:table-row>
            <table:table-row>
              <table:table-cell office:value-type="string">
                <text:p>Αποκεντρωμένη Διοίκηση Ηπείρου - Δυτικής Μακεδονίας</text:p>
              </table:table-cell>
              <table:table-cell office:value-type="float" office:value="9.796">
                <text:p>9.796</text:p>
              </table:table-cell>
            </table:table-row>
            <table:table-row>
              <table:table-cell office:value-type="string">
                <text:p>Αποκεντρωμένη Διοίκηση Πελοποννήσου - Δυτικής Ελλάδας και Ιονίου</text:p>
              </table:table-cell>
              <table:table-cell office:value-type="float" office:value="15.415">
                <text:p>15.415</text:p>
              </table:table-cell>
            </table:table-row>
            <table:table-row>
              <table:table-cell office:value-type="string">
                <text:p>Αποκεντρωμένη Διοίκηση Αιγαίου</text:p>
              </table:table-cell>
              <table:table-cell office:value-type="float" office:value="6.211">
                <text:p>6.211</text:p>
              </table:table-cell>
            </table:table-row>
            <table:table-row>
              <table:table-cell office:value-type="string">
                <text:p>Αποκεντρωμένη Διοίκηση Κρήτης</text:p>
              </table:table-cell>
              <table:table-cell office:value-type="float" office:value="6.719">
                <text:p>6.719</text:p>
              </table:table-cell>
            </table:table-row>
            <table:table-row>
              <table:table-cell office:value-type="string">
                <text:p>Αποκεντρωμένη Διοίκηση Μακεδονίας - Θράκης</text:p>
              </table:table-cell>
              <table:table-cell office:value-type="float" office:value="19.863">
                <text:p>19.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648cm" svg:height="17.239cm" xlink:href=".." xlink:type="simple" chart:class="chart:line" chart:style-name="ch1">
        <chart:title svg:x="12.555cm" svg:y="0.48cm" chart:style-name="ch2">
          <text:p>ΠΡΟΫΠΟΛΟΓΙΣΜΟΣ 2023</text:p>
        </chart:title>
        <chart:subtitle svg:x="13.891cm" svg:y="1.603cm" chart:style-name="ch3">
          <text:p>σε εκατομύρια</text:p>
        </chart:subtitle>
        <chart:legend chart:legend-position="end" svg:x="27.796cm" svg:y="8.32cm" style:legend-expansion="high" chart:style-name="ch4"/>
        <chart:plot-area chart:style-name="ch5" table:cell-range-address="'ΠΡΟΫΠΟΛΟΓΙΣΜΟΣ 2023'.A1:'ΠΡΟΫΠΟΛΟΓΙΣΜΟΣ 2023'.B32" chart:data-source-has-labels="both" svg:x="0.612cm" svg:y="2.63cm" svg:width="26.572cm" svg:height="14.265cm">
          <chart:coordinate-region svg:x="3.636cm" svg:y="2.829cm" svg:width="23.407cm" svg:height="5.94cm"/>
          <chart:axis chart:dimension="x" chart:name="primary-x" chart:style-name="ch6" chartooo:axis-type="auto">
            <chartooo:date-scale/>
            <chart:categories table:cell-range-address="'ΠΡΟΫΠΟΛΟΓΙΣΜΟΣ 2023'.A2:'ΠΡΟΫΠΟΛΟΓΙΣΜΟΣ 2023'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ΠΡΟΫΠΟΛΟΓΙΣΜΟΣ 2023'.B2:'ΠΡΟΫΠΟΛΟΓΙΣΜΟΣ 2023'.B32" chart:label-cell-address="'ΠΡΟΫΠΟΛΟΓΙΣΜΟΣ 2023'.B1:'ΠΡΟΫΠΟΛΟΓΙΣΜΟΣ 2023'.B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ΠΡΟΫΠΟΛΟΓΙΣΜΟΣ 2023'.B1:'ΠΡΟΫΠΟΛΟΓΙΣΜΟΣ 2023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Προεδρία της Δημοκρατίας</text:p>
                <draw:g>
                  <svg:desc>'ΠΡΟΫΠΟΛΟΓΙΣΜΟΣ 2023'.A2:'ΠΡΟΫΠΟΛΟΓΙΣΜΟΣ 2023'.A32</svg:desc>
                </draw:g>
              </table:table-cell>
              <table:table-cell office:value-type="float" office:value="4.263">
                <text:p>4.263</text:p>
                <draw:g>
                  <svg:desc>'ΠΡΟΫΠΟΛΟΓΙΣΜΟΣ 2023'.B2:'ΠΡΟΫΠΟΛΟΓΙΣΜΟΣ 2023'.B32</svg:desc>
                </draw:g>
              </table:table-cell>
            </table:table-row>
            <table:table-row>
              <table:table-cell office:value-type="string">
                <text:p>Βουλή των Ελλήνων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Προεδρία της Κυβέρνησης</text:p>
              </table:table-cell>
              <table:table-cell office:value-type="float" office:value="40.679">
                <text:p>40.679</text:p>
              </table:table-cell>
            </table:table-row>
            <table:table-row>
              <table:table-cell office:value-type="string">
                <text:p>Υπουργεία</text:p>
              </table:table-cell>
              <table:table-cell office:value-type="float" office:value="806614.266">
                <text:p>806614.266</text:p>
              </table:table-cell>
            </table:table-row>
            <table:table-row>
              <table:table-cell office:value-type="string">
                <text:p>Υπουργείο Εσωτερικών</text:p>
              </table:table-cell>
              <table:table-cell office:value-type="float" office:value="3548.748">
                <text:p>3548.748</text:p>
              </table:table-cell>
            </table:table-row>
            <table:table-row>
              <table:table-cell office:value-type="string">
                <text:p>Υπουργείο Εξωτερικών</text:p>
              </table:table-cell>
              <table:table-cell office:value-type="float" office:value="282.175">
                <text:p>282.175</text:p>
              </table:table-cell>
            </table:table-row>
            <table:table-row>
              <table:table-cell office:value-type="string">
                <text:p>Υπουργείο Εθνικής Άμυνας</text:p>
              </table:table-cell>
              <table:table-cell office:value-type="float" office:value="5707.8">
                <text:p>5707.8</text:p>
              </table:table-cell>
            </table:table-row>
            <table:table-row>
              <table:table-cell office:value-type="string">
                <text:p>Υπουργείο Υγείας</text:p>
              </table:table-cell>
              <table:table-cell office:value-type="float" office:value="5202.388">
                <text:p>5202.388</text:p>
              </table:table-cell>
            </table:table-row>
            <table:table-row>
              <table:table-cell office:value-type="string">
                <text:p>Υπουργείο Δικαιοσύνης</text:p>
              </table:table-cell>
              <table:table-cell office:value-type="float" office:value="566.374">
                <text:p>566.374</text:p>
              </table:table-cell>
            </table:table-row>
            <table:table-row>
              <table:table-cell office:value-type="string">
                <text:p>Υπουργείο Παιδείας, Θρησκευμάτων και Αθλητισμού</text:p>
              </table:table-cell>
              <table:table-cell office:value-type="float" office:value="6080.504">
                <text:p>6080.504</text:p>
              </table:table-cell>
            </table:table-row>
            <table:table-row>
              <table:table-cell office:value-type="string">
                <text:p>Υπουργείο Πολιτισμού</text:p>
              </table:table-cell>
              <table:table-cell office:value-type="float" office:value="458.563">
                <text:p>458.563</text:p>
              </table:table-cell>
            </table:table-row>
            <table:table-row>
              <table:table-cell office:value-type="string">
                <text:p>Υπουργείο Εθνικής Οικονομίας και Οικονομικών</text:p>
              </table:table-cell>
              <table:table-cell office:value-type="float" office:value="748592.323">
                <text:p>748592.323</text:p>
              </table:table-cell>
            </table:table-row>
            <table:table-row>
              <table:table-cell office:value-type="string">
                <text:p>Υπουργείο Αγροτικής Ανάπτυξης και Τροφίμων</text:p>
              </table:table-cell>
              <table:table-cell office:value-type="float" office:value="1547.98">
                <text:p>1547.98</text:p>
              </table:table-cell>
            </table:table-row>
            <table:table-row>
              <table:table-cell office:value-type="string">
                <text:p>Υπουργείο Περιβάλλοντος και Ενέργειας</text:p>
              </table:table-cell>
              <table:table-cell office:value-type="float" office:value="1707.333">
                <text:p>1707.333</text:p>
              </table:table-cell>
            </table:table-row>
            <table:table-row>
              <table:table-cell office:value-type="string">
                <text:p>Υπουργείο Εργασίας και Κοινωνικής Ασφάλισης</text:p>
              </table:table-cell>
              <table:table-cell office:value-type="float" office:value="22492.686">
                <text:p>22492.686</text:p>
              </table:table-cell>
            </table:table-row>
            <table:table-row>
              <table:table-cell office:value-type="string">
                <text:p>Υπουργείο Ανάπτυξης</text:p>
              </table:table-cell>
              <table:table-cell office:value-type="float" office:value="3295.349">
                <text:p>3295.349</text:p>
              </table:table-cell>
            </table:table-row>
            <table:table-row>
              <table:table-cell office:value-type="string">
                <text:p>Υπουργείο Υποδομών και Μεταφορών</text:p>
              </table:table-cell>
              <table:table-cell office:value-type="float" office:value="2346.259">
                <text:p>2346.259</text:p>
              </table:table-cell>
            </table:table-row>
            <table:table-row>
              <table:table-cell office:value-type="string">
                <text:p>Υπουργείο Ναυτιλίας και Νησιωτικής Πολιτικής</text:p>
              </table:table-cell>
              <table:table-cell office:value-type="float" office:value="498.453">
                <text:p>498.453</text:p>
              </table:table-cell>
            </table:table-row>
            <table:table-row>
              <table:table-cell office:value-type="string">
                <text:p>Υπουργείο Τουρισμού</text:p>
              </table:table-cell>
              <table:table-cell office:value-type="float" office:value="239.36">
                <text:p>239.36</text:p>
              </table:table-cell>
            </table:table-row>
            <table:table-row>
              <table:table-cell office:value-type="string">
                <text:p>Υπουργείο Ψηφιακής Διακυβέρνησης</text:p>
              </table:table-cell>
              <table:table-cell office:value-type="float" office:value="972.937">
                <text:p>972.937</text:p>
              </table:table-cell>
            </table:table-row>
            <table:table-row>
              <table:table-cell office:value-type="string">
                <text:p>Υπουργείο Μετανάστευσης και Ασύλου</text:p>
              </table:table-cell>
              <table:table-cell office:value-type="float" office:value="418.728">
                <text:p>418.728</text:p>
              </table:table-cell>
            </table:table-row>
            <table:table-row>
              <table:table-cell office:value-type="string">
                <text:p>Υπουργείο Προστασίας του Πολίτη</text:p>
              </table:table-cell>
              <table:table-cell office:value-type="float" office:value="2012.833">
                <text:p>2012.833</text:p>
              </table:table-cell>
            </table:table-row>
            <table:table-row>
              <table:table-cell office:value-type="string">
                <text:p>Υπουργείο Κλιματικής Κρίσης και Πολιτικής Προστασίας</text:p>
              </table:table-cell>
              <table:table-cell office:value-type="float" office:value="643.473">
                <text:p>643.473</text:p>
              </table:table-cell>
            </table:table-row>
            <table:table-row>
              <table:table-cell office:value-type="string">
                <text:p>Αποκεντρωμένες Διοικήσεις</text:p>
              </table:table-cell>
              <table:table-cell office:value-type="float" office:value="69.085">
                <text:p>69.085</text:p>
              </table:table-cell>
            </table:table-row>
            <table:table-row>
              <table:table-cell office:value-type="string">
                <text:p>Αποκεντρωμένη Διοίκηση Αττικής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Αποκεντρωμένη Διοίκηση Θεσσαλίας - Στερεάς Ελλάδας</text:p>
              </table:table-cell>
              <table:table-cell office:value-type="float" office:value="7.723">
                <text:p>7.723</text:p>
              </table:table-cell>
            </table:table-row>
            <table:table-row>
              <table:table-cell office:value-type="string">
                <text:p>Αποκεντρωμένη Διοίκηση Ηπείρου - Δυτικής Μακεδονίας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string">
                <text:p>Αποκεντρωμένη Διοίκηση Πελοποννήσου - Δυτικής Ελλάδας και Ιονίου</text:p>
              </table:table-cell>
              <table:table-cell office:value-type="float" office:value="12.467">
                <text:p>12.467</text:p>
              </table:table-cell>
            </table:table-row>
            <table:table-row>
              <table:table-cell office:value-type="string">
                <text:p>Αποκεντρωμένη Διοίκηση Αιγαίου</text:p>
              </table:table-cell>
              <table:table-cell office:value-type="float" office:value="5.631">
                <text:p>5.631</text:p>
              </table:table-cell>
            </table:table-row>
            <table:table-row>
              <table:table-cell office:value-type="string">
                <text:p>Αποκεντρωμένη Διοίκηση Κρήτης</text:p>
              </table:table-cell>
              <table:table-cell office:value-type="float" office:value="6.068">
                <text:p>6.068</text:p>
              </table:table-cell>
            </table:table-row>
            <table:table-row>
              <table:table-cell office:value-type="string">
                <text:p>Αποκεντρωμένη Διοίκηση Μακεδονίας - Θράκης</text:p>
              </table:table-cell>
              <table:table-cell office:value-type="float" office:value="17.118">
                <text:p>17.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